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5.928cm" fo:margin-left="0.012cm" fo:margin-right="0.056cm" table:align="margins" style:writing-mode="lr-tb"/>
    </style:style>
    <style:style style:name="Tabelle1.A" style:family="table-column">
      <style:table-column-properties style:column-width="0.977cm" style:rel-column-width="4020*"/>
    </style:style>
    <style:style style:name="Tabelle1.B" style:family="table-column">
      <style:table-column-properties style:column-width="2.568cm" style:rel-column-width="10566*"/>
    </style:style>
    <style:style style:name="Tabelle1.C" style:family="table-column">
      <style:table-column-properties style:column-width="12.383cm" style:rel-column-width="50949*"/>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2" style:family="table">
      <style:table-properties style:width="15.928cm" fo:margin-left="0.012cm" fo:margin-right="0.056cm" table:align="margins" style:writing-mode="lr-tb"/>
    </style:style>
    <style:style style:name="Tabelle2.A" style:family="table-column">
      <style:table-column-properties style:column-width="3.545cm" style:rel-column-width="14587*"/>
    </style:style>
    <style:style style:name="Tabelle2.B" style:family="table-column">
      <style:table-column-properties style:column-width="2.99cm" style:rel-column-width="12301*"/>
    </style:style>
    <style:style style:name="Tabelle2.C" style:family="table-column">
      <style:table-column-properties style:column-width="4.736cm" style:rel-column-width="19486*"/>
    </style:style>
    <style:style style:name="Tabelle2.D" style:family="table-column">
      <style:table-column-properties style:column-width="4.657cm" style:rel-column-width="19161*"/>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D1" style:family="table-cell">
      <style:table-cell-properties style:vertical-align="top" fo:padding-left="0.191cm" fo:padding-right="0.191cm" fo:padding-top="0cm" fo:padding-bottom="0cm" fo:border="0.018cm solid #000000" style:writing-mode="lr-tb"/>
    </style:style>
    <style:style style:name="Tabelle3" style:family="table">
      <style:table-properties style:width="15.928cm" fo:margin-left="0.012cm" fo:margin-right="0.056cm" table:align="margins" style:writing-mode="lr-tb"/>
    </style:style>
    <style:style style:name="Tabelle3.A" style:family="table-column">
      <style:table-column-properties style:column-width="9.763cm" style:rel-column-width="40170*"/>
    </style:style>
    <style:style style:name="Tabelle3.B" style:family="table-column">
      <style:table-column-properties style:column-width="6.165cm" style:rel-column-width="25365*"/>
    </style:style>
    <style:style style:name="Tabelle3.1" style:family="table-row">
      <style:table-row-properties style:min-row-height="0.503cm" style:keep-together="true" fo:keep-together="auto"/>
    </style:style>
    <style:style style:name="Tabel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B1" style:family="table-cell">
      <style:table-cell-properties fo:padding="0cm" fo:border-left="0.018cm solid #000000" fo:border-right="none" fo:border-top="none" fo:border-bottom="none"/>
    </style:style>
    <style:style style:name="Tabelle3.2" style:family="table-row">
      <style:table-row-properties style:min-row-height="0.556cm" style:keep-together="true" fo:keep-together="auto"/>
    </style:style>
    <style:style style:name="Tabelle3.B2" style:family="table-cell">
      <style:table-cell-properties style:vertical-align="top" fo:padding-left="0.191cm" fo:padding-right="0.191cm" fo:padding-top="0cm" fo:padding-bottom="0cm" fo:border="0.018cm solid #000000" style:writing-mode="lr-tb"/>
    </style:style>
    <style:style style:name="Tabelle3.3" style:family="table-row">
      <style:table-row-properties style:min-row-height="0.45cm" style:keep-together="true" fo:keep-together="auto"/>
    </style:style>
    <style:style style:name="Tabelle3.4" style:family="table-row">
      <style:table-row-properties style:min-row-height="0.474cm" style:keep-together="true" fo:keep-together="auto"/>
    </style:style>
    <style:style style:name="Tabelle3.5" style:family="table-row">
      <style:table-row-properties style:min-row-height="0.446cm" style:keep-together="true" fo:keep-together="auto"/>
    </style:style>
    <style:style style:name="Tabelle3.6" style:family="table-row">
      <style:table-row-properties style:min-row-height="0.497cm" style:keep-together="true" fo:keep-together="auto"/>
    </style:style>
    <style:style style:name="Tabelle3.7" style:family="table-row">
      <style:table-row-properties style:min-row-height="0.469cm" style:keep-together="true" fo:keep-together="auto"/>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line-height="100%"/>
      <style:text-properties style:font-name="Arial" fo:font-size="12pt" style:font-size-asian="12pt" style:font-size-complex="12pt"/>
    </style:style>
    <style:style style:name="P3"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line-height="100%"/>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line-height="100%"/>
      <style:text-properties style:font-name="Arial" fo:font-size="14pt" fo:font-weight="normal" style:font-size-asian="14pt" style:font-weight-asian="normal" style:font-size-complex="14pt" style:font-weight-complex="normal"/>
    </style:style>
    <style:style style:name="P6" style:family="paragraph" style:parent-style-name="Standard">
      <style:paragraph-properties fo:line-height="100%" fo:padding="0.074cm" fo:border-left="none" fo:border-right="none" fo:border-top="none" fo:border-bottom="0.002cm solid #000000" style:join-border="false"/>
      <style:text-properties style:font-name="Arial" fo:font-size="14pt" fo:font-weight="normal" style:font-size-asian="14pt" style:font-weight-asian="normal" style:font-size-complex="14pt" style:font-weight-complex="normal"/>
    </style:style>
    <style:style style:name="P7"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8" style:family="paragraph" style:parent-style-name="Standard">
      <style:paragraph-properties fo:margin-top="0cm" fo:margin-bottom="0cm" fo:line-height="100%" fo:text-align="justify" style:justify-single-word="false" style:snap-to-layout-grid="false"/>
      <style:text-properties style:font-name="Arial" fo:font-size="12pt" style:font-size-asian="12pt" style:font-size-complex="12pt"/>
    </style:style>
    <style:style style:name="P9" style:family="paragraph" style:parent-style-name="Standard">
      <style:paragraph-properties fo:margin-top="0cm" fo:margin-bottom="0cm" fo:line-height="100%" style:snap-to-layout-grid="false"/>
      <style:text-properties style:font-name="Arial" fo:font-size="12pt" style:font-size-asian="12pt" style:font-size-complex="12pt"/>
    </style:style>
    <style:style style:name="P10" style:family="paragraph" style:parent-style-name="Standard">
      <style:paragraph-properties fo:margin-top="0cm" fo:margin-bottom="0cm" fo:line-height="100%" style:text-autospace="none"/>
      <style:text-properties style:font-name="Arial" fo:font-size="12pt" fo:language="de" fo:country="AT" style:font-size-asian="12pt" style:language-asian="de" style:country-asian="AT" style:font-name-complex="Arial" style:font-size-complex="12pt"/>
    </style:style>
    <style:style style:name="P11" style:family="paragraph" style:parent-style-name="Standard">
      <style:paragraph-properties fo:margin-top="0cm" fo:margin-bottom="0cm" fo:line-height="100%" fo:text-align="justify" style:justify-single-word="false"/>
      <style:text-properties style:font-name="Arial" fo:font-size="12pt" fo:font-weight="bold" style:font-size-asian="12pt" style:font-weight-asian="bold" style:font-size-complex="12pt"/>
    </style:style>
    <style:style style:name="P12" style:family="paragraph" style:parent-style-name="No_20_Spacing">
      <style:paragraph-properties fo:margin-top="0cm" fo:margin-bottom="0cm" fo:line-height="100%"/>
      <style:text-properties style:font-name="Arial" fo:font-size="12pt" style:font-size-asian="12pt" style:font-size-complex="12pt"/>
    </style:style>
    <style:style style:name="P13" style:family="paragraph" style:parent-style-name="No_20_Spacing">
      <style:paragraph-properties fo:margin-top="0cm" fo:margin-bottom="0cm" fo:line-height="100%" fo:text-align="justify" style:justify-single-word="false"/>
      <style:text-properties style:font-name="Arial" fo:font-size="12pt" style:font-size-asian="12pt" style:font-size-complex="12pt"/>
    </style:style>
    <style:style style:name="P14" style:family="paragraph" style:parent-style-name="Standard">
      <style:paragraph-properties fo:margin-left="1.27cm" fo:margin-right="0cm" fo:margin-top="0cm" fo:margin-bottom="0cm" fo:line-height="100%" fo:text-indent="0cm" style:auto-text-indent="false"/>
      <style:text-properties style:font-name="Arial" fo:font-size="12pt" style:font-size-asian="12pt" style:font-size-complex="12pt"/>
    </style:style>
    <style:style style:name="P15" style:family="paragraph" style:parent-style-name="Standard">
      <style:paragraph-properties fo:margin-left="1.251cm" fo:margin-right="0cm" fo:margin-top="0cm" fo:margin-bottom="0cm" fo:line-height="100%" fo:text-indent="0cm" style:auto-text-indent="false"/>
      <style:text-properties style:font-name="Arial" fo:font-size="12pt" style:font-size-asian="12pt" style:font-size-complex="12pt"/>
    </style:style>
    <style:style style:name="P16" style:family="paragraph" style:parent-style-name="Standard">
      <style:paragraph-properties fo:margin-left="1.249cm" fo:margin-right="0cm" fo:margin-top="0cm" fo:margin-bottom="0cm" fo:line-height="100%" fo:text-indent="0cm" style:auto-text-indent="false"/>
      <style:text-properties style:font-name="Arial" fo:font-size="12pt" style:font-size-asian="12pt" style:font-size-complex="12pt"/>
    </style:style>
    <style:style style:name="P17" style:family="paragraph" style:parent-style-name="Standard">
      <style:paragraph-properties fo:margin-left="1.249cm" fo:margin-right="0cm" fo:margin-top="0cm" fo:margin-bottom="0cm" fo:line-height="100%" fo:text-indent="0cm" style:auto-text-indent="false"/>
      <style:text-properties style:font-name="Arial" fo:font-size="12pt" fo:font-weight="bold" style:font-size-asian="12pt" style:font-weight-asian="bold" style:font-size-complex="12pt"/>
    </style:style>
    <style:style style:name="P18" style:family="paragraph" style:parent-style-name="Standard">
      <style:paragraph-properties fo:margin-left="0cm" fo:margin-right="0cm" fo:margin-top="0cm" fo:margin-bottom="0cm" fo:line-height="100%" fo:text-indent="0cm" style:auto-text-indent="false"/>
      <style:text-properties style:font-name="Arial" fo:font-size="12pt" fo:font-weight="bold" style:font-size-asian="12pt" style:font-weight-asian="bold" style:font-size-complex="12pt"/>
    </style:style>
    <style:style style:name="P19" style:family="paragraph" style:parent-style-name="Standard" style:master-page-name="First_20_Page">
      <style:paragraph-properties fo:line-height="100%" style:page-number="auto"/>
      <style:text-properties style:font-name="Arial" fo:font-size="14pt" fo:font-weight="bold" style:font-size-asian="14pt" style:font-weight-asian="bold" style:font-size-complex="14pt" style:font-weight-complex="bold"/>
    </style:style>
    <style:style style:name="P20"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21" style:family="paragraph" style:parent-style-name="Standard" style:list-style-name="L1">
      <style:paragraph-properties fo:line-height="100%"/>
      <style:text-properties style:font-name="Arial" fo:font-size="12pt" style:font-size-asian="12pt" style:font-size-complex="12pt"/>
    </style:style>
    <style:style style:name="P22" style:family="paragraph" style:parent-style-name="Standard" style:list-style-name="L2">
      <style:paragraph-properties fo:line-height="100%"/>
      <style:text-properties style:font-name="Arial" fo:font-size="12pt" style:font-size-asian="12pt" style:font-size-complex="12pt"/>
    </style:style>
    <style:style style:name="P23" style:family="paragraph" style:parent-style-name="Standard" style:list-style-name="L3">
      <style:paragraph-properties fo:line-height="100%"/>
      <style:text-properties style:font-name="Arial" fo:font-size="12pt" style:font-size-asian="12pt" style:font-size-complex="12pt"/>
    </style:style>
    <style:style style:name="P24" style:family="paragraph" style:parent-style-name="Standard" style:list-style-name="L4">
      <style:paragraph-properties fo:line-height="100%"/>
      <style:text-properties style:font-name="Arial" fo:font-size="12pt" style:font-size-asian="12pt" style:font-size-complex="12pt"/>
    </style:style>
    <style:style style:name="P25" style:family="paragraph" style:parent-style-name="Standard" style:list-style-name="L5">
      <style:paragraph-properties fo:line-height="100%"/>
      <style:text-properties style:font-name="Arial" fo:font-size="12pt" style:font-size-asian="12pt" style:font-size-complex="12pt"/>
    </style:style>
    <style:style style:name="P26" style:family="paragraph" style:parent-style-name="Standard" style:list-style-name="L6">
      <style:paragraph-properties fo:line-height="100%"/>
      <style:text-properties style:font-name="Arial" fo:font-size="12pt" style:font-size-asian="12pt" style:font-size-complex="12pt"/>
    </style:style>
    <style:style style:name="P27" style:family="paragraph" style:parent-style-name="Standard" style:list-style-name="L7">
      <style:paragraph-properties fo:line-height="100%"/>
      <style:text-properties style:font-name="Arial" fo:font-size="12pt" style:font-size-asian="12pt" style:font-size-complex="12pt"/>
    </style:style>
    <style:style style:name="P28" style:family="paragraph" style:parent-style-name="Standard" style:list-style-name="L8">
      <style:paragraph-properties fo:line-height="100%"/>
      <style:text-properties style:font-name="Arial" fo:font-size="12pt" style:font-size-asian="12pt" style:font-size-complex="12pt"/>
    </style:style>
    <style:style style:name="P29" style:family="paragraph" style:parent-style-name="Standard">
      <style:paragraph-properties fo:margin-top="0cm" fo:margin-bottom="0cm" fo:line-height="100%" fo:text-align="justify" style:justify-single-word="false"/>
      <style:text-properties style:font-name="Arial" fo:font-size="12pt" style:font-size-asian="12pt" style:font-size-complex="12pt"/>
    </style:style>
    <style:style style:name="P30" style:family="paragraph" style:parent-style-name="Standard">
      <style:paragraph-properties fo:margin-top="0cm" fo:margin-bottom="0cm" fo:line-height="100%" style:text-autospace="none"/>
      <style:text-properties style:font-name="Arial" fo:font-size="12pt" style:font-size-asian="12pt" style:font-size-complex="12pt"/>
    </style:style>
    <style:style style:name="P31" style:family="paragraph" style:parent-style-name="Standard" style:list-style-name="WW8Num51">
      <style:paragraph-properties fo:margin-top="0cm" fo:margin-bottom="0cm" fo:line-height="100%"/>
      <style:text-properties style:font-name="Arial" fo:font-size="12pt" fo:font-weight="bold" style:font-size-asian="12pt" style:font-weight-asian="bold" style:font-size-complex="12pt"/>
    </style:style>
    <style:style style:name="P32" style:family="paragraph" style:parent-style-name="Standard">
      <style:paragraph-properties fo:line-height="100%" fo:padding="0.074cm" fo:border-left="none" fo:border-right="none" fo:border-top="none" fo:border-bottom="0.002cm solid #000000" style:join-border="false"/>
      <style:text-properties style:font-name="Arial" fo:font-size="12pt" style:font-size-asian="12pt" style:font-size-complex="12pt"/>
    </style:style>
    <style:style style:name="P33" style:family="paragraph" style:parent-style-name="List_20_Paragraph" style:list-style-name="WW8Num34">
      <style:paragraph-properties fo:margin-left="0cm" fo:margin-right="0cm" fo:margin-top="0cm" fo:margin-bottom="0cm" fo:line-height="100%" fo:text-align="justify" style:justify-single-word="false" fo:text-indent="0cm" style:auto-text-indent="false"/>
      <style:text-properties style:font-name="Arial" fo:font-size="12pt" style:font-size-asian="12pt" style:font-size-complex="12pt"/>
    </style:style>
    <style:style style:name="P34" style:family="paragraph" style:parent-style-name="List_20_Paragraph" style:list-style-name="WW8Num34">
      <style:paragraph-properties fo:margin-left="0cm" fo:margin-right="0cm" fo:margin-top="0cm" fo:margin-bottom="0cm" fo:line-height="100%" fo:text-align="justify" style:justify-single-word="false" fo:text-indent="0cm" style:auto-text-indent="false"/>
      <style:text-properties style:font-name="Arial" fo:font-size="12pt" fo:font-weight="bold" style:font-size-asian="12pt" style:font-weight-asian="bold" style:font-size-complex="12pt"/>
    </style:style>
    <style:style style:name="P35" style:family="paragraph" style:parent-style-name="List_20_Paragraph" style:list-style-name="WW8Num25">
      <style:paragraph-properties fo:margin-top="0cm" fo:margin-bottom="0cm" fo:line-height="100%" fo:text-align="justify" style:justify-single-word="false"/>
      <style:text-properties style:font-name="Arial" fo:font-size="12pt" style:font-size-asian="12pt" style:font-size-complex="12pt"/>
    </style:style>
    <style:style style:name="T1" style:family="text">
      <style:text-properties fo:font-size="8pt" style:font-size-asian="8p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T7" style:family="text">
      <style:text-properties fo:language="de" fo:country="AT"/>
    </style:style>
    <style:style style:name="T8" style:family="text">
      <style:text-properties style:language-asian="de" style:country-asian="AT"/>
    </style:style>
    <style:style style:name="T9" style:family="text">
      <style:text-properties style:font-name-complex="Arial"/>
    </style:style>
    <style:style style:name="T1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chwachstellen- Problemanalyse</text:p>
      <text:p text:style-name="P6"/>
      <text:p text:style-name="P5"/>
      <text:p text:style-name="P4">Schwachstellenanalyse</text:p>
      <text:p text:style-name="P2"/>
      <text:p text:style-name="P2">Problem durch Zufall erkennen:</text:p>
      <text:p text:style-name="P2">Die Erkennung organisatorischer Probleme kann bewusst dem Zufall überlassen werden. Dann geht man davon aus, dass bedeutsame Probleme nicht übersehen werden können. Durch das betriebliche Vorschlagswesen wird dazu oftmals ein Anreizsystem zur Erkennung von Problemen geschaffen.</text:p>
      <text:p text:style-name="P2"/>
      <text:p text:style-name="P2">Eine Schwachstellenanalyse ist die Untersuchung eines Prozesses und/oder Verfahrensablaufs zum Aufspüren von Schwachstellen und Verfahrensfehlern mit dem Ziel den Prozess bzw. das Verfahren zu optimieren.</text:p>
      <text:p text:style-name="P2">Problem durch Zufall erkennen:</text:p>
      <text:p text:style-name="P2">Die Erkennung organisatorischer Probleme kann bewusst dem Zufall überlassen werden. Dann geht man davon aus, dass bedeutsame Probleme nicht übersehen werden können. Durch das betriebliche Vorschlagswesen wird dazu oftmals ein Anreizsystem zur Erkennung von Problemen geschaffen.</text:p>
      <text:p text:style-name="P2"/>
      <text:p text:style-name="P2">Definition – Schwachstellenanalyse: </text:p>
      <text:p text:style-name="P2">Systematische Prüfung zur Erkennung von organisatorischen Problemen.</text:p>
      <text:p text:style-name="P2">Sie dient zum systematischen Auffinden von Problemen.</text:p>
      <text:p text:style-name="P2"/>
      <text:p text:style-name="P2">Aufgabe der Schwachstellenanalyse:</text:p>
      <text:p text:style-name="P2">ist es folglich nicht, Problemlösungen zu finden, sie soll nur Probleme aufzeigen.</text:p>
      <text:p text:style-name="P2"/>
      <text:p text:style-name="P2">Analysetechniken</text:p>
      <text:p text:style-name="P2"><text:tab/>Kennzahlentechnik</text:p>
      <text:p text:style-name="P2"><text:tab/>Checklistentechnik</text:p>
      <text:p text:style-name="P2">Analysemethoden:</text:p>
      <text:p text:style-name="P2"><text:tab/>Failure Mode and Effects Anaysis (FMEA)</text:p>
      <text:p text:style-name="P2"><text:tab/>Ursache Wirkungsdiagramm</text:p>
      <text:p text:style-name="P2"/>
      <text:p text:style-name="P3">Kennzahlentechnik</text:p>
      <text:p text:style-name="P2">Die Kennzahlentechnik wird auch als Kennzahlenuntersuchung bezeichnet.</text:p>
      <text:p text:style-name="P2">Für die zu Untersuchenden Bereiche oder die Bereiche mit Problemvermutung werden Kennzahlen gebildet. Sie sind so zu wählen, dass sie die üblichen oder vermuteten Problemmerkmale quantitativ interpretieren.</text:p>
      <text:p text:style-name="P2">Diese Kennzahlen werden in Bezug gesetzt mit den entsprechenden Vergleichskennzahlen. Als Vergleichskennzahlen können gewählt werden:</text:p>
      <text:p text:style-name="P2"/>
      <text:p text:style-name="P2">Sollzahlen</text:p>
      <text:p text:style-name="P2">Solche Vorgabekennzahlen können auf verschiedene Arten gebildet werden:</text:p>
      <text:p text:style-name="P2"><text:tab/>Normalisierung</text:p>
      <text:p text:style-name="P2"><text:tab/>Optimierung</text:p>
      <text:p text:style-name="P2"><text:tab/>Simulation</text:p>
      <text:p text:style-name="P2"/>
      <text:p text:style-name="P2">Branchendurchschnittswerte</text:p>
      <text:p text:style-name="P2"><text:soft-page-break/>Für eine größere Zahl von Kennzahlen werden üblicherweise von den Branchenverbänden Durchschnittswerte ihren Verbandsmitgliedern zugänglich gemacht.</text:p>
      <text:p text:style-name="P2"/>
      <text:p text:style-name="P2">Unternehmenskennzahlen</text:p>
      <text:p text:style-name="P2">Zwischen einer Reihe von Unternehmen finden zwischenbetriebliche Vergleiche statt. </text:p>
      <text:p text:style-name="P2"/>
      <text:p text:style-name="P2">Vergangenheitswerte</text:p>
      <text:p text:style-name="P2">Als Vergangenheitswerte sind die Vormonats oder Vorjahreszahlen sowie</text:p>
      <text:p text:style-name="P2">Durchschnittswerte der Vergangenheit gebräuchlich.</text:p>
      <text:p text:style-name="P2">Organisatorische Probleme können insbesondere mit folgenden Kennzahlen erkannt werden:</text:p>
      <text:p text:style-name="P2">Kosten: Für die Erkennung von organisatorischen Problemen ist der Anfall von überhöhten Kosten ein typisches Merkmal.</text:p>
      <text:p text:style-name="P2">Beispiele: Kostenkennzahlen</text:p>
      <text:p text:style-name="P2"><text:tab/>Kosten je Buchung</text:p>
      <text:p text:style-name="P2"><text:tab/>Kosten je Angebot</text:p>
      <text:p text:style-name="P2"><text:tab/>Kosten je Versandfall</text:p>
      <text:p text:style-name="P2">Zeitbedarf</text:p>
      <text:p text:style-name="P2">Sowohl der Bedarf an Arbeitszeit, als auch die Durchlaufzeit sind hier kennzeichnend. Beim Zeitbedarf ist jedoch zu unterscheiden, ob ein Zeitbedarf durch organisatorische oder kapazitive Problematik bedingt ist.</text:p>
      <text:p text:style-name="P2">Beispiele: Zeitbedarfskennzahlen</text:p>
      <text:p text:style-name="P2"><text:tab/>Durchlaufzeit bei der Arbeitsabwicklung</text:p>
      <text:p text:style-name="P2"><text:tab/>Arbeitszeitbedarf für einen Bestellung</text:p>
      <text:p text:style-name="P2"><text:tab/>Zeitbedarf zur Erstellung eines Briefes</text:p>
      <text:p text:style-name="P2">Fehlerhäufigkeit</text:p>
      <text:p text:style-name="P2">Die Fehlerhäufigkeit ist ein weiteres Merkmal, das auf organisatorische Probleme hinweist.</text:p>
      <text:p text:style-name="P2">Beispiele: Fehlerkennzahlen</text:p>
      <text:p text:style-name="P2"><text:tab/>Zahl der berechtigten Reklamationen je 1000 versandte Rechnungen</text:p>
      <text:p text:style-name="P2"><text:tab/>Zahl der Garantieansprüche je 1 Million Umsatz</text:p>
      <text:p text:style-name="P2"><text:tab/>Zahl der Fehlerdispositionen</text:p>
      <text:p text:style-name="P2">Personal</text:p>
      <text:p text:style-name="P2">Der Personaleinsatz in qualitativer &amp; quantitativer Hinsicht kann als weiteres Kriterium für</text:p>
      <text:p text:style-name="P2">ein organisatorisches Problem benutzt werden.</text:p>
      <text:p text:style-name="P2">Beispiele: Problemkennzahlen</text:p>
      <text:p text:style-name="P2"><text:tab/>Buchungen je Sachbearbeiter</text:p>
      <text:p text:style-name="P2"><text:tab/>Verhältnis Ingenieure zu technischen Zeichnern</text:p>
      <text:p text:style-name="P2"><text:tab/>Materialdispositionen je Disponenten</text:p>
      <text:p text:style-name="P2"><text:tab/>Reibungen: alle Merkmale eines Problems, welche Ihre Austragungen im zwischenmenschlichen Bereich haben. Dabei darf natürlich nicht vergessen werden, dass auch hier nur ein Teil der erkannten Unverträglichkeiten ihre Ursache auf organisatorischem Gebiet haben.</text:p>
      <text:p text:style-name="P2">Beispiele: Reibungskennzahlen</text:p>
      <text:p text:style-name="P2"><text:tab/>Fluktuationsquote</text:p>
      <text:p text:style-name="P2"><text:tab/>Beschwerdeanzahl aus einer Abteilung</text:p>
      <text:p text:style-name="P2"><text:tab/>Zahl der Versetzungsanträge</text:p>
      <text:p text:style-name="P2"/>
      <text:p text:style-name="P3"><text:soft-page-break/>Checklistentechnik</text:p>
      <text:p text:style-name="P2"/>
      <text:p text:style-name="P2">Definition: Zusammenstellung von logisch abgeleiteten und aus der Erfahrung</text:p>
      <text:p text:style-name="P2">gewonnenen Fragen, die in ihrer Gesamtheit sicherstellen sollen, dass alle Schwachstellen des Ist-Zustandes erkannt werden.</text:p>
      <text:p text:style-name="P2">Bei der Schwachstellenanalyse mit Hilfe der Checklistentechnik werden die Prüffragen einer entsprechenden Checkliste beantwortet.</text:p>
      <text:p text:style-name="P2"/>
      <text:p text:style-name="P2">Positive &amp; negative Problemerkennung</text:p>
      <text:p text:style-name="P2">Sowohl die Kennzahlenals auch die Checklistentechnik ist dadurch gekennzeichnet, dass bei ihnen Probleme durch ihre negativen Auswirkungen gefunden werden. Das ist nicht die einzige Möglichkeit der Problemerkennung. Es kann unterschieden werden.</text:p>
      <text:p text:style-name="P2">1) Negative Problemerkennung</text:p>
      <text:p text:style-name="P2">Das Problem wird hier dadurch offenbar, dass zwischen dem Ist und dem gewünschten Soll</text:p>
      <text:p text:style-name="P2">eine negative Abweichung ersichtlich wird.</text:p>
      <text:p text:style-name="P2">2) Positive Problemerkennung</text:p>
      <text:p text:style-name="P2">Bei dieser Art der Problemerkennung ergibt sich das Problem dadurch, dass das bisherige Soll aufgegeben und durch ein neues Soll ersetzt werden soll.</text:p>
      <text:p text:style-name="P2">Das neue gewünschte Soll kann durch einen Neuerung bedingt sein.</text:p>
      <text:p text:style-name="P2">(Neue technische Hilfsmittel, neue Organisationsverfahren, neue Anwendungsgebiete)</text:p>
      <text:p text:style-name="P32"/>
      <text:p text:style-name="P2"/>
      <text:p text:style-name="P30">Problemanalyse</text:p>
      <text:p text:style-name="P10"/>
      <text:p text:style-name="P7">Erst durch eine fundierte Analyse kann ein organisatorisches Problem in seiner Bedeutung und in seinem Umfang erkannt werden.</text:p>
      <text:p text:style-name="P7">Bei der Problemerkennung werden häufig nur die Auswirkungen und nicht die Ursachen gesehen. Deswegen muss das erkannte Problem näher untersucht werden. Diese Untersuchung wird als Problemanalyse bezeichnet:</text:p>
      <text:p text:style-name="P7"/>
      <text:p text:style-name="P11">Ermittlung der wesentlichen Ausprägungen eines Problems.</text:p>
      <text:list xml:id="list41574141" text:style-name="WW8Num34">
        <text:list-header>
          <text:p text:style-name="P33"><text:span text:style-name="T3">Ablauf: </text:span>Die Problemanalyse umfasst vornehmlich folgende Punkte:</text:p>
          <text:list>
            <text:list-header>
              <text:p text:style-name="P34">1) Problemdefinition</text:p>
            </text:list-header>
          </text:list>
        </text:list-header>
      </text:list>
      <text:p text:style-name="P7">Das Problem ist genau zu beschreiben und gegenüber angrenzenden Bereichen abzugrenzen.</text:p>
      <text:p text:style-name="P7">Diese Abgrenzung kann sachlich, organisatorisch, zeitlich, geografisch usw. erforderlich sein.</text:p>
      <text:p text:style-name="P13"><text:span text:style-name="T3">Beispiel:</text:span><text:tab/>Auftragsabwicklung für Produkt C in Abteilung X im Werk M für Kundenbereich</text:p>
      <text:p text:style-name="P13"/>
      <text:p text:style-name="P13"><text:span text:style-name="T4">2) Pr</text:span><text:span text:style-name="T3">oblembedeutung</text:span></text:p>
      <text:p text:style-name="P7">Das Problem ist im Hinblick auf seinen Einfluss auf die Unternehmensziele festzustellen.</text:p>
      <text:p text:style-name="P12"><text:span text:style-name="T3">Beispiel:</text:span><text:tab/>Mehrkosten 150.000 €</text:p>
      <text:p text:style-name="P12"><text:tab/><text:tab/>Verlängerung der Durchlaufzeit um 3 Arbeitstage</text:p>
      <text:p text:style-name="P12"><text:tab/><text:tab/>Personalmehrbedarf von 2 Arbeitsplätzen</text:p>
      <text:list xml:id="list41586715" text:continue-numbering="true" text:style-name="WW8Num34">
        <text:list-item>
          <text:list>
            <text:list-header>
              <text:p text:style-name="P34"/>
              <text:p text:style-name="P34">3) Problemursache</text:p>
            </text:list-header>
          </text:list>
        </text:list-item>
      </text:list>
      <text:p text:style-name="P7"><text:soft-page-break/>Die Ermittlung der Problemursache ist besonders wichtig, da sie Aussagen über die Problemlösung, die Problembedeutung und die Problemaktualität machen kann.</text:p>
      <text:p text:style-name="P7">Dafür gibt es folgende Vorgehensweise:</text:p>
      <text:list xml:id="list41560592" text:style-name="WW8Num25">
        <text:list-item>
          <text:p text:style-name="P35">Schritt 1: Beschreibung des IST auf Grund folgender Fragen:</text:p>
        </text:list-item>
      </text:list>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1.</text:p>
          </table:table-cell>
          <table:table-cell table:style-name="Tabelle1.A1" office:value-type="string">
            <text:p text:style-name="P8">WAS</text:p>
          </table:table-cell>
          <table:table-cell table:style-name="Tabelle1.C1" office:value-type="string">
            <text:p text:style-name="P8">Was bereitet Sorgen. Was macht Ärger?.</text:p>
          </table:table-cell>
        </table:table-row>
        <table:table-row table:style-name="Tabelle1.1">
          <table:table-cell table:style-name="Tabelle1.A1" office:value-type="string">
            <text:p text:style-name="P8">2.</text:p>
          </table:table-cell>
          <table:table-cell table:style-name="Tabelle1.A1" office:value-type="string">
            <text:p text:style-name="P8">WO</text:p>
          </table:table-cell>
          <table:table-cell table:style-name="Tabelle1.C1" office:value-type="string">
            <text:p text:style-name="P8">An welchen Stellen, Orten, Objekten tritt das Problem auf?</text:p>
          </table:table-cell>
        </table:table-row>
        <table:table-row table:style-name="Tabelle1.1">
          <table:table-cell table:style-name="Tabelle1.A1" office:value-type="string">
            <text:p text:style-name="P8">3.</text:p>
          </table:table-cell>
          <table:table-cell table:style-name="Tabelle1.A1" office:value-type="string">
            <text:p text:style-name="P8">WANN</text:p>
          </table:table-cell>
          <table:table-cell table:style-name="Tabelle1.C1" office:value-type="string">
            <text:p text:style-name="P8">Wann trat es auf. Wann traten Wiederholungen auf?</text:p>
          </table:table-cell>
        </table:table-row>
        <table:table-row table:style-name="Tabelle1.1">
          <table:table-cell table:style-name="Tabelle1.A1" office:value-type="string">
            <text:p text:style-name="P8">4.</text:p>
          </table:table-cell>
          <table:table-cell table:style-name="Tabelle1.A1" office:value-type="string">
            <text:p text:style-name="P8">AUSMASS</text:p>
          </table:table-cell>
          <table:table-cell table:style-name="Tabelle1.C1" office:value-type="string">
            <text:p text:style-name="P8">Welches Ausmaß hatten die Abweich?Wie viele sind betroffen?</text:p>
          </table:table-cell>
        </table:table-row>
      </table:table>
      <text:p text:style-name="P7"/>
      <text:list xml:id="list41567367" text:continue-numbering="true" text:style-name="WW8Num25">
        <text:list-item>
          <text:p text:style-name="P35">Schritt 2: Beschreibung des IST-NICHT mit den gleichen Fragen:</text:p>
        </text:list-item>
      </text:list>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8"/>
          </table:table-cell>
          <table:table-cell table:style-name="Tabelle2.A1" office:value-type="string">
            <text:p text:style-name="P8"/>
          </table:table-cell>
          <table:table-cell table:style-name="Tabelle2.A1" office:value-type="string">
            <text:p text:style-name="P8">IST</text:p>
          </table:table-cell>
          <table:table-cell table:style-name="Tabelle2.D1" office:value-type="string">
            <text:p text:style-name="P8">IST NICHT</text:p>
          </table:table-cell>
        </table:table-row>
        <table:table-row table:style-name="Tabelle2.1">
          <table:table-cell table:style-name="Tabelle2.A1" office:value-type="string">
            <text:p text:style-name="P8">Darstellung</text:p>
          </table:table-cell>
          <table:table-cell table:style-name="Tabelle2.A1" office:value-type="string">
            <text:p text:style-name="P8">WAS</text:p>
          </table:table-cell>
          <table:table-cell table:style-name="Tabelle2.A1" office:value-type="string">
            <text:p text:style-name="P8">Produkt B</text:p>
            <text:p text:style-name="P7">Funktionsmängel</text:p>
          </table:table-cell>
          <table:table-cell table:style-name="Tabelle2.D1" office:value-type="string">
            <text:p text:style-name="P8">Produkt A, C und D</text:p>
          </table:table-cell>
        </table:table-row>
        <table:table-row table:style-name="Tabelle2.1">
          <table:table-cell table:style-name="Tabelle2.A1" office:value-type="string">
            <text:p text:style-name="P8">Ort</text:p>
          </table:table-cell>
          <table:table-cell table:style-name="Tabelle2.A1" office:value-type="string">
            <text:p text:style-name="P8">WO</text:p>
          </table:table-cell>
          <table:table-cell table:style-name="Tabelle2.A1" office:value-type="string">
            <text:p text:style-name="P8">Maschine 4711</text:p>
          </table:table-cell>
          <table:table-cell table:style-name="Tabelle2.D1" office:value-type="string">
            <text:p text:style-name="P8">Maschine 4712</text:p>
          </table:table-cell>
        </table:table-row>
        <table:table-row table:style-name="Tabelle2.1">
          <table:table-cell table:style-name="Tabelle2.A1" office:value-type="string">
            <text:p text:style-name="P8">Zeit</text:p>
          </table:table-cell>
          <table:table-cell table:style-name="Tabelle2.A1" office:value-type="string">
            <text:p text:style-name="P8">WANN</text:p>
          </table:table-cell>
          <table:table-cell table:style-name="Tabelle2.A1" office:value-type="string">
            <text:p text:style-name="P8">1. Schicht</text:p>
          </table:table-cell>
          <table:table-cell table:style-name="Tabelle2.D1" office:value-type="string">
            <text:p text:style-name="P8">2. und 3. Schicht</text:p>
          </table:table-cell>
        </table:table-row>
        <table:table-row table:style-name="Tabelle2.1">
          <table:table-cell table:style-name="Tabelle2.A1" office:value-type="string">
            <text:p text:style-name="P8">Ausmaß</text:p>
          </table:table-cell>
          <table:table-cell table:style-name="Tabelle2.A1" office:value-type="string">
            <text:p text:style-name="P8">WIEVIEL</text:p>
          </table:table-cell>
          <table:table-cell table:style-name="Tabelle2.A1" office:value-type="string">
            <text:p text:style-name="P8">25%</text:p>
          </table:table-cell>
          <table:table-cell table:style-name="Tabelle2.D1" office:value-type="string">
            <text:p text:style-name="P8">4%</text:p>
          </table:table-cell>
        </table:table-row>
      </table:table>
      <text:p text:style-name="P7"/>
      <text:list xml:id="list41573029" text:continue-list="list41586715" text:style-name="WW8Num34">
        <text:list-item>
          <text:list>
            <text:list-header>
              <text:p text:style-name="P34">4) Problemlösung</text:p>
            </text:list-header>
          </text:list>
        </text:list-item>
      </text:list>
      <table:table table:name="Tabelle3" table:style-name="Tabelle3">
        <table:table-column table:style-name="Tabelle3.A"/>
        <table:table-column table:style-name="Tabelle3.B"/>
        <table:table-row table:style-name="Tabelle3.1">
          <table:table-cell table:style-name="Tabelle3.A1" office:value-type="string">
            <text:p text:style-name="P9">Ausgangslage</text:p>
          </table:table-cell>
          <table:table-cell table:style-name="Tabelle3.B1" office:value-type="string">
            <text:p text:style-name="P9"/>
          </table:table-cell>
        </table:table-row>
        <table:table-row table:style-name="Tabelle3.2">
          <table:table-cell table:style-name="Tabelle3.A1" office:value-type="string">
            <text:p text:style-name="P9">Unternehmen</text:p>
          </table:table-cell>
          <table:table-cell table:style-name="Tabelle3.B2" office:value-type="string">
            <text:p text:style-name="P9">Umwelt</text:p>
          </table:table-cell>
        </table:table-row>
        <table:table-row table:style-name="Tabelle3.3">
          <table:table-cell table:style-name="Tabelle3.A1" office:value-type="string">
            <text:p text:style-name="P9">Formulieren der Organisationsziele</text:p>
          </table:table-cell>
          <table:table-cell table:style-name="Tabelle3.B1" office:value-type="string">
            <text:p text:style-name="P9"/>
          </table:table-cell>
        </table:table-row>
        <table:table-row table:style-name="Tabelle3.4">
          <table:table-cell table:style-name="Tabelle3.A1" office:value-type="string">
            <text:p text:style-name="P9">Festlegen der Organisationsmaßnahmen</text:p>
          </table:table-cell>
          <table:table-cell table:style-name="Tabelle3.B1" office:value-type="string">
            <text:p text:style-name="P9"/>
          </table:table-cell>
        </table:table-row>
        <table:table-row table:style-name="Tabelle3.5">
          <table:table-cell table:style-name="Tabelle3.A1" office:value-type="string">
            <text:p text:style-name="P9">Auswahl der Organisationsmittel</text:p>
          </table:table-cell>
          <table:table-cell table:style-name="Tabelle3.B1" office:value-type="string">
            <text:p text:style-name="P9"/>
          </table:table-cell>
        </table:table-row>
        <table:table-row table:style-name="Tabelle3.6">
          <table:table-cell table:style-name="Tabelle3.A1" office:value-type="string">
            <text:p text:style-name="P9">Durchführung der Maßnahmen und der Mittel</text:p>
          </table:table-cell>
          <table:table-cell table:style-name="Tabelle3.B1" office:value-type="string">
            <text:p text:style-name="P9"/>
          </table:table-cell>
        </table:table-row>
        <table:table-row table:style-name="Tabelle3.7">
          <table:table-cell table:style-name="Tabelle3.A1" office:value-type="string">
            <text:p text:style-name="P9">Erreichen der Resultate</text:p>
          </table:table-cell>
          <table:table-cell table:style-name="Tabelle3.B1" office:value-type="string">
            <text:p text:style-name="P9"/>
          </table:table-cell>
        </table:table-row>
      </table:table>
      <text:p text:style-name="P14"/>
      <text:list xml:id="list41545159" text:style-name="WW8Num51">
        <text:list-item>
          <text:p text:style-name="P31">Ermitteln der Ausgangslage</text:p>
        </text:list-item>
      </text:list>
      <text:p text:style-name="P15">Auf die Organisation einer Unternehmung wirken zumeist viele Faktoren. Im Unternehmen gehören seine Größe, die Mitarbeiteranzahl, die historische Entwicklung, die Anzahl der Produkte usw. dazu. </text:p>
      <text:p text:style-name="P15">Aus der Umwelt wirken z.B.: Gesetzliche Regelungen (Auflagen zum Umweltschutz), die Größe des Absatzmarktes, oder die Anzahl und Stärke der Konkurrenz.</text:p>
      <text:p text:style-name="P15"/>
      <text:p text:style-name="P15"/>
      <text:list xml:id="list41568733" text:continue-numbering="true" text:style-name="WW8Num51">
        <text:list-item>
          <text:p text:style-name="P31">Bestimmung der Ziele einer Organisation</text:p>
        </text:list-item>
      </text:list>
      <text:p text:style-name="P15">Oberstes Ziel organisatorischer Tätigkeit ist die bestmögliche Arbeitsverteilung von Mitarbeiter, damit der Erfolg eines Unternehmens möglichst gut erreicht wird. Die Zielsetzung kann verschiedene Aspekte der Organisation betreffen. So zum Beispiel die Ablauforganisation oder die Aufbauorganisation.</text:p>
      <text:list xml:id="list41567340" text:continue-numbering="true" text:style-name="WW8Num51">
        <text:list-item>
          <text:p text:style-name="P31">Zum Festlegen der Organisationsmaßnahmen zählt:</text:p>
        </text:list-item>
      </text:list>
      <text:p text:style-name="P16">Wenn man organisatorische Ziele, wie zum Beispiel eine sehr gute Arbeitsaufteilung, oder optimale Kommunikationswege erreichen möchte, so gibt es dafür viele unterschiedliche organisatorische Maßnahmen. Darunter verstehen wir, die unterschiedlichen Gestaltungsmöglichkeiten der Aufbauorganisation und die verschiedenen Formen der Ablauforganisation.</text:p>
      <text:list xml:id="list41559367" text:continue-numbering="true" text:style-name="WW8Num51">
        <text:list-item>
          <text:p text:style-name="P31">Bestimmung der Organisationsmittel:</text:p>
        </text:list-item>
      </text:list>
      <text:p text:style-name="P16">Zur Durchführung organisatorischer Maßnahmen sind entsprechende Mittel notwendig. Unter Mittel verstehen wir, Finanzmittel, Sachmittel und Mitarbeiter.</text:p>
      <text:p text:style-name="P16"><text:soft-page-break/>Die Mitarbeiter arbeiten die Maßnahmen aus, und die notwendigen Organisationsinstrumente. Unter Organisationsinstrumenten verstehen wir z.B. Formulare, Vordrucke, Kalkulationsvorschriften, Stellenbeschreibungen oder Netzpläne.</text:p>
      <text:list xml:id="list41571730" text:continue-numbering="true" text:style-name="WW8Num51">
        <text:list-item>
          <text:p text:style-name="P31">Organisatorische Maßnahmen</text:p>
        </text:list-item>
      </text:list>
      <text:p text:style-name="P14">müssen umgesetzt werden, was Veränderung in Unternehmen bedeutet. Wenn sich bestehende Strukturen und Abläufe ändern, so sind davon auch Mitarbeiter betroffen, die sich auf die neue Situation einstellen müssen.</text:p>
      <text:p text:style-name="P16">Dabei können erhebliche Widerstände bei den Mitarbeitern entstehen.</text:p>
      <text:list xml:id="list41565899" text:continue-numbering="true" text:style-name="WW8Num51">
        <text:list-item>
          <text:p text:style-name="P31">Resultate</text:p>
        </text:list-item>
      </text:list>
      <text:p text:style-name="P16">Das Ergebnis organisatorischer Tätigkeit besteht in der Neuordnung von Aufgaben und es zeigt, wie weit es der Unternehmung gelungen ist, den Anforderungen der Umwelt, der Mitarbeiter und der Unternehmung selbst durch eine zweckmäßige Aufbau-, und Ablauforganisation gerecht zu werden.</text:p>
      <text:p text:style-name="P17"/>
      <text:p text:style-name="P18">e) Problemlösungsnutze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35cm" fo:margin-bottom="0.212cm"/>
      <style:text-properties style:font-name="Times New Roman"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Times New Roman" fo:font-size="10pt" fo:font-weight="bold" style:font-size-asian="10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0pt" fo:font-weight="bold" style:font-size-asian="10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Times New Roman"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kumentstruktur" style:family="paragraph" style:parent-style-name="Standard">
      <style:paragraph-properties fo:background-color="#000080">
        <style:background-image/>
      </style:paragraph-properties>
      <style:text-properties style:font-name="Tahoma"/>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style>
    <style:style style:name="Standardeinzug" style:family="paragraph" style:parent-style-name="Standard">
      <style:paragraph-properties fo:margin-left="1.249cm" fo:margin-right="0cm" fo:text-align="justify" style:justify-single-word="false" fo:text-indent="0cm" style:auto-text-indent="false">
        <style:tab-stops>
          <style:tab-stop style:position="1.251cm"/>
          <style:tab-stop style:position="2.501cm"/>
          <style:tab-stop style:position="3.75cm"/>
          <style:tab-stop style:position="5.001cm"/>
          <style:tab-stop style:position="6.251cm"/>
          <style:tab-stop style:position="7.502cm"/>
          <style:tab-stop style:position="8.751cm"/>
          <style:tab-stop style:position="10.001cm"/>
          <style:tab-stop style:position="16.002cm" style:type="right"/>
        </style:tab-stops>
      </style:paragraph-properties>
      <style:text-properties style:font-name="Arial" fo:font-size="11pt" style:font-size-asian="11pt"/>
    </style:style>
    <style:style style:name="Text_20_body_20_indent" style:display-name="Text body indent" style:family="paragraph" style:parent-style-name="Standard" style:class="text">
      <style:paragraph-properties fo:margin-left="0.504cm" fo:margin-right="0cm" fo:text-indent="0cm" style:auto-text-indent="false"/>
    </style:style>
    <style:style style:name="List_20_Paragraph" style:display-name="List Paragraph" style:family="paragraph" style:parent-style-name="Standard">
      <style:paragraph-properties fo:margin-left="1.27cm" fo:margin-right="0cm" fo:margin-top="0cm" fo:margin-bottom="0.353cm" fo:line-height="115%" fo:text-indent="0cm" style:auto-text-indent="false"/>
      <style:text-properties style:font-name="Calibri" fo:font-size="11pt" style:font-size-asian="11pt" style:font-size-complex="11pt"/>
    </style:style>
    <style:style style:name="No_20_Spacing" style:display-name="No Spacing" style:family="paragraph">
      <style:paragraph-properties fo:orphans="2" fo:widows="2"/>
      <style:text-properties style:use-window-font-color="true" style:font-name="Calibri" fo:font-size="11pt" fo:language="de" fo:country="DE" style:font-name-asian="Arial" style:font-size-asian="11pt" style:font-name-complex="Times New Roman" style:font-size-complex="11pt" style:language-complex="ar" style:country-complex="SA"/>
    </style:style>
    <style:style style:name="Standard_20__28_Web_29_" style:display-name="Standard (Web)" style:family="paragraph" style:parent-style-name="Standard">
      <style:paragraph-properties fo:margin-top="0.176cm" fo:margin-bottom="0.176cm"/>
      <style:text-properties fo:font-size="12pt" fo:language="de" fo:country="A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complex="Times New Roman"/>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3z0" style:family="text">
      <style:text-properties style:font-name="Symbol"/>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9z0" style:family="text">
      <style:text-properties style:font-name="Symbol"/>
    </style:style>
    <style:style style:name="WW8Num50z0" style:family="text">
      <style:text-properties style:font-name="Symbol"/>
    </style:style>
    <style:style style:name="WW8Num51z0" style:family="text">
      <style:text-properties style:font-name-complex="Times New Roman"/>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3z0" style:family="text">
      <style:text-properties style:font-name="Symbol"/>
    </style:style>
    <style:style style:name="WW8Num64z0" style:family="text">
      <style:text-properties style:font-name="Symbol"/>
    </style:style>
    <style:style style:name="WW8Num65z0" style:family="text">
      <style:text-properties style:font-name="Symbol"/>
    </style:style>
    <style:style style:name="WW8Num66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69z0" style:family="text">
      <style:text-properties style:font-name="Symbol"/>
    </style:style>
    <style:style style:name="WW8NumSt2z0" style:family="text">
      <style:text-properties style:font-name="Symbol"/>
    </style:style>
    <style:style style:name="Absatz-Standardschriftart" style:family="text"/>
    <style:style style:name="Line_20_numbering" style:display-name="Line numbering" style:family="text" style:parent-style-name="Absatz-Standardschriftar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toctoggle" style:family="text" style:parent-style-name="Absatz-Standardschriftart"/>
    <style:style style:name="tocnumber" style:family="text" style:parent-style-name="Absatz-Standardschriftart"/>
    <style:style style:name="toctext" style:family="text" style:parent-style-name="Absatz-Standardschriftart"/>
    <style:style style:name="Strong_20_Emphasis" style:display-name="Strong Emphasis" style:family="text" style:parent-style-name="Absatz-Standardschriftart">
      <style:text-properties fo:font-weight="bold" style:font-weight-asian="bold" style:font-weight-complex="bold"/>
    </style:style>
    <style:style style:name="mw-headline" style:family="text" style:parent-style-name="Absatz-Standardschriftart"/>
    <style:style style:name="editsection" style:family="text" style:parent-style-name="Absatz-Standardschriftar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4z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4z0"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4z0"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34z0"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4z0"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34z0"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4z0"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1z0"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1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T2" style:family="text">
      <style:text-properties fo:font-size="8pt" style:font-size-asian="8pt"/>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501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Rahmen1" text:anchor-type="paragraph" svg:y="0.002cm" fo:min-width="0.041cm" draw:z-index="0"><draw:text-box fo:min-height="0.37cm"><text:p text:style-name="Footer"><text:span text:style-name="Page_20_Number"><text:page-number text:select-page="current">5</text:page-number></text:span></text:p></draw:text-box></draw:frame><text:span text:style-name="MT2"><text:file-name text:display="name-and-extension">Schwachstellen-, Problemanalyse.odt</text:file-name></text:span><text:span text:style-name="MT2"><text:tab/><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ichtlinien bei der Ausarbeitung von </dc:title>
    <meta:initial-creator>Rainer</meta:initial-creator>
    <meta:creation-date>1999-10-23T15:59:00</meta:creation-date>
    <dc:creator>RD RD</dc:creator>
    <dc:date>2010-03-21T21:45:40.98</dc:date>
    <meta:print-date>2001-03-31T18:07:00</meta:print-date>
    <meta:editing-cycles>69</meta:editing-cycles>
    <meta:generator>OpenOffice.org/3.1$Win32 OpenOffice.org_project/310m19$Build-9420</meta:generator>
    <meta:editing-duration>PT02H47M59S</meta:editing-duration>
    <meta:document-statistic meta:table-count="3" meta:image-count="0" meta:object-count="0" meta:page-count="5" meta:paragraph-count="154" meta:word-count="1104" meta:character-count="9025"/>
  </office:meta>
</office:document-meta>
</file>